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933cm" fo:margin-left="0.018cm" fo:margin-right="0.048cm" table:align="margins"/>
    </style:style>
    <style:style style:name="Tabuľka1.A" style:family="table-column">
      <style:table-column-properties style:column-width="4.565cm" style:rel-column-width="17667*"/>
    </style:style>
    <style:style style:name="Tabuľka1.B" style:family="table-column">
      <style:table-column-properties style:column-width="12.368cm" style:rel-column-width="47868*"/>
    </style:style>
    <style:style style:name="Tabuľ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.B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none" fo:border-top="none" fo:border-bottom="0.002cm solid #000000"/>
    </style:style>
    <style:style style:name="Tabuľ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cm" style:rel-column-width="3928*"/>
    </style:style>
    <style:style style:name="Table4.B" style:family="table-column">
      <style:table-column-properties style:column-width="4.293cm" style:rel-column-width="16543*"/>
    </style:style>
    <style:style style:name="Table4.C" style:family="table-column">
      <style:table-column-properties style:column-width="6.899cm" style:rel-column-width="26582*"/>
    </style:style>
    <style:style style:name="Table4.D" style:family="table-column">
      <style:table-column-properties style:column-width="2.397cm" style:rel-column-width="9236*"/>
    </style:style>
    <style:style style:name="Table4.E" style:family="table-column">
      <style:table-column-properties style:column-width="2.399cm" style:rel-column-width="9246*"/>
    </style:style>
    <style:style style:name="Table4.1" style:family="table-row">
      <style:table-row-properties style:min-row-height="1.011cm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0066cc"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Text_20_body" style:list-style-name="L1">
      <style:text-properties style:font-name="Arial"/>
    </style:style>
    <style:style style:name="P19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</text:p>
      <text:p text:style-name="P3"/>
      <text:p text:style-name="P4">Dátum stretnutia:<text:span text:style-name="T1"><text:tab/>9. 10. 2007</text:span></text:p>
      <text:p text:style-name="P4">Čas stretnutia:<text:span text:style-name="T1"><text:tab/></text:span>od:<text:span text:style-name="T1"> 10:00<text:tab/></text:span>do: <text:span text:style-name="T1">12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 </text:span>Bc. Ľuboš Bartoš<text:tab/><text:span text:style-name="T2">Vypracované dňa:</text:span> 10. 10. 2007</text:p>
      <text:p text:style-name="P5"/>
      <text:h text:style-name="Heading_20_1" text:outline-level="1">Zúčastnení</text:h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13">Pedagóg:</text:p>
          </table:table-cell>
          <table:table-cell table:style-name="Tabuľka1.B1" office:value-type="string">
            <text:p text:style-name="P13">doc. Ing. Jana Minárová, PhD.</text:p>
          </table:table-cell>
        </table:table-row>
        <table:table-row>
          <table:table-cell table:style-name="Tabuľka1.A2" office:value-type="string">
            <text:p text:style-name="P13">Členovia tímu:</text:p>
          </table:table-cell>
          <table:table-cell table:style-name="Tabuľka1.B2" office:value-type="string">
            <text:p text:style-name="P13">Bc. Ľuboš Bartoš (LB)</text:p>
            <text:p text:style-name="P13">Bc. Peter Cích (PC)</text:p>
            <text:p text:style-name="P13">Bc. Pavol Fábik (PF)</text:p>
            <text:p text:style-name="P13">Bc. Ján Garaj (JG)</text:p>
            <text:p text:style-name="P13">Bc. Jozef Hergott (JHE)</text:p>
            <text:p text:style-name="P13">Bc. Jozef Hopko (JHO)</text:p>
          </table:table-cell>
        </table:table-row>
        <table:table-row>
          <table:table-cell table:style-name="Tabuľka1.A2" office:value-type="string">
            <text:p text:style-name="P13">Hostia:</text:p>
          </table:table-cell>
          <table:table-cell table:style-name="Tabuľka1.B2" office:value-type="string">
            <text:p text:style-name="P13"/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Úvodné stretnutie</text:p>
      <text:p text:style-name="P10"/>
      <text:h text:style-name="Heading_20_1" text:outline-level="1">Priebeh stretnutia</text:h>
      <text:p text:style-name="P16"/>
      <text:list text:style-name="L1">
        <text:list-item>
          <text:p text:style-name="P18">z<text:span text:style-name="T3">hodnotenie ponuky nášho tímu, určenie nedostatkov v ponuke</text:span></text:p>
        </text:list-item>
        <text:list-item>
          <text:p text:style-name="P19">diskusia o minuloročných projektoch</text:p>
        </text:list-item>
        <text:list-item>
          <text:p text:style-name="P19">oboznámenie sa s dôvodom, prečo neboli nasadené systémy vytvorené v minulom roku</text:p>
        </text:list-item>
        <text:list-item>
          <text:p text:style-name="P19">organizačné pokyny ohľadom zápisníc a webovej prezentácie</text:p>
        </text:list-item>
        <text:list-item>
          <text:p text:style-name="P19">diskusia o určení rolí v tíme</text:p>
        </text:list-item>
        <text:list-item>
          <text:p text:style-name="P19">určenie úloh na najbližšie stretnutie</text:p>
        </text:list-item>
      </text:list>
      <text:p text:style-name="P17"/>
      <text:h text:style-name="Heading_20_1" text:outline-level="1"><text:soft-page-break/>Stanovenie nových úloh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5">ID</text:p>
          </table:table-cell>
          <table:table-cell table:style-name="Table4.A1" office:value-type="string">
            <text:p text:style-name="P15">Člen tímu</text:p>
          </table:table-cell>
          <table:table-cell table:style-name="Table4.A1" office:value-type="string">
            <text:p text:style-name="P15">Úloha</text:p>
          </table:table-cell>
          <table:table-cell table:style-name="Table4.A1" office:value-type="string">
            <text:p text:style-name="P15">Začiatok</text:p>
          </table:table-cell>
          <table:table-cell table:style-name="Table4.E1" office:value-type="string">
            <text:p text:style-name="P15">Koniec</text:p>
          </table:table-cell>
        </table:table-row>
        <table:table-row table:style-name="Table4.1">
          <table:table-cell table:style-name="Table4.A2" office:value-type="string">
            <text:p text:style-name="P14">1.1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analýza pôvodného systému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  <table:table-row table:style-name="Table4.1">
          <table:table-cell table:style-name="Table4.A2" office:value-type="string">
            <text:p text:style-name="P14">1.2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naša analýza problému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  <table:table-row table:style-name="Table4.1">
          <table:table-cell table:style-name="Table4.A2" office:value-type="string">
            <text:p text:style-name="P14">1.3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definovanie rozsahu našej nadstavby na doterajší systém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  <table:table-row table:style-name="Table4.1">
          <table:table-cell table:style-name="Table4.A2" office:value-type="string">
            <text:p text:style-name="P14">1.4</text:p>
          </table:table-cell>
          <table:table-cell table:style-name="Table4.A2" office:value-type="string">
            <text:p text:style-name="P14">LB</text:p>
          </table:table-cell>
          <table:table-cell table:style-name="Table4.A2" office:value-type="string">
            <text:p text:style-name="P13">vytvorenie web prezentácie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15. 10. 07</text:p>
          </table:table-cell>
        </table:table-row>
        <table:table-row table:style-name="Table4.1">
          <table:table-cell table:style-name="Table4.A2" office:value-type="string">
            <text:p text:style-name="P14">1.5</text:p>
          </table:table-cell>
          <table:table-cell table:style-name="Table4.A2" office:value-type="string">
            <text:p text:style-name="P14">PC</text:p>
          </table:table-cell>
          <table:table-cell table:style-name="Table4.A2" office:value-type="string">
            <text:p text:style-name="P13">vytvorenie plánu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15. 10. 07</text:p>
          </table:table-cell>
        </table:table-row>
        <table:table-row table:style-name="Table4.1">
          <table:table-cell table:style-name="Table4.A2" office:value-type="string">
            <text:p text:style-name="P14">1.6</text:p>
          </table:table-cell>
          <table:table-cell table:style-name="Table4.A2" office:value-type="string">
            <text:p text:style-name="P14">doc. Ing. Jana Minárová, PhD.</text:p>
          </table:table-cell>
          <table:table-cell table:style-name="Table4.A2" office:value-type="string">
            <text:p text:style-name="P13">upresnenie podmienok pripojenia k univerzitnej DB <text:s/>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creator>Peto</dc:creator>
    <dc:date>2007-11-01T19:02:04</dc:date>
    <meta:editing-cycles>44</meta:editing-cycles>
    <meta:editing-duration>PT14H5M1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63" meta:word-count="201" meta:character-count="1179"/>
  </office:meta>
</office:document-meta>
</file>